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99ff99" draw:textarea-horizontal-align="justify" draw:textarea-vertical-align="middle" draw:auto-grow-height="false" fo:min-height="5.05cm" fo:min-width="1.7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447cm" draw:marker-end="Arrow" draw:marker-end-width="0.447cm" draw:fill="none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99ff99" draw:textarea-horizontal-align="justify" draw:textarea-vertical-align="middle" draw:auto-grow-height="false" fo:min-height="5.05cm" fo:min-width="0.6cm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5.45cm" fo:min-width="0.7cm"/>
    </style:style>
    <style:style style:name="gr5" style:family="graphic" style:parent-style-name="standard">
      <style:graphic-properties svg:stroke-width="0.1cm" svg:stroke-color="#000000" draw:marker-start-width="0.447cm" draw:marker-end-width="0.447cm" draw:textarea-horizontal-align="justify" draw:textarea-vertical-align="middle" draw:auto-grow-height="false" fo:min-height="5.52cm" fo:min-width="2.47cm" fo:padding-top="0.174cm" fo:padding-bottom="0.174cm" fo:padding-left="0.299cm" fo:padding-right="0.299cm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f9900" draw:textarea-horizontal-align="justify" draw:textarea-vertical-align="middle" draw:auto-grow-height="false" fo:min-height="3.388cm" fo:min-width="1.83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99ff99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5.4cm" svg:x="9.6cm" svg:y="8.75cm">
          <text:p text:style-name="P1"><text:span text:style-name="T1">Lay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41cm" svg:y1="11.45cm" svg:x2="9.6cm" svg:y2="11.45cm">
          <text:p/>
        </draw:line>
        <draw:line draw:style-name="gr2" draw:text-style-name="P3" draw:layer="layout" svg:x1="11.91cm" svg:y1="11.45cm" svg:x2="13.1cm" svg:y2="11.45cm">
          <text:p/>
        </draw:line>
        <draw:line draw:style-name="gr2" draw:text-style-name="P3" draw:layer="layout" svg:x1="16.3cm" svg:y1="11.45cm" svg:x2="17.49cm" svg:y2="11.45cm">
          <text:p/>
        </draw:line>
        <draw:line draw:style-name="gr2" draw:text-style-name="P3" draw:layer="layout" svg:x1="4.01cm" svg:y1="11.45cm" svg:x2="5.2cm" svg:y2="11.45cm">
          <text:p/>
        </draw:line>
        <draw:custom-shape draw:style-name="gr3" draw:text-style-name="P4" draw:layer="layout" svg:width="1.2cm" svg:height="5.4cm" svg:x="2.9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5.7cm" svg:x="2.3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5.4cm" svg:x="17.5cm" svg:y="8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" draw:layer="layout" svg:width="1.2cm" svg:height="5.7cm" svg:x="18.1cm" svg:y="8.6cm">
          <text:p/>
          <draw:enhanced-geometry svg:viewBox="0 0 21600 21600" draw:mirror-horizontal="true" draw:type="rectangle" draw:enhanced-path="M 0 0 L 21600 0 21600 21600 0 21600 0 0 Z N"/>
        </draw:custom-shape>
        <draw:g>
          <draw:custom-shape draw:style-name="gr5" draw:text-style-name="P6" draw:layer="layout" svg:width="3.4cm" svg:height="6.2cm" svg:x="5.1cm" svg:y="8.35cm">
            <text:p text:style-name="P6"><text:span text:style-name="T1">Bottom </text:span></text:p>
            <text:p text:style-name="P6"><text:span text:style-name="T1">Blob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2.7cm" svg:height="4cm" svg:x="5.45cm" svg:y="10.25cm">
            <text:p text:style-name="P6"><text:span text:style-name="T1">Data</text:span></text:p>
            <text:p text:style-name="P6"><text:span text:style-name="T1">Mem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6" draw:layer="layout" svg:width="3.4cm" svg:height="6.2cm" svg:x="13.1cm" svg:y="8.35cm">
            <text:p text:style-name="P6"><text:span text:style-name="T1">Top </text:span></text:p>
            <text:p text:style-name="P6"><text:span text:style-name="T1">Blob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2.7cm" svg:height="4cm" svg:x="13.45cm" svg:y="10.25cm">
            <text:p text:style-name="P6"><text:span text:style-name="T1">Data</text:span></text:p>
            <text:p text:style-name="P6"><text:span text:style-name="T1">Mem</text:span><text:span text:style-name="T1">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6:35:43.641384928</meta:creation-date>
    <dc:date>2017-06-16T22:24:35.926815793</dc:date>
    <meta:editing-duration>PT2H11M8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